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officeooo:paragraph-rsid="0024ffbb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weight="bold" style:font-weight-asian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weight="bold" officeooo:paragraph-rsid="0024ffbb" style:font-weight-asian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2070a1" officeooo:paragraph-rsid="0024ffbb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ff0000" loext:opacity="100%" officeooo:paragraph-rsid="0024ffbb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24ffbb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277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ext-input text:description="">${Datum}</text:text-input></text:p>
      <text:p text:style-name="P7"><text:span text:style-name="T1"><text:text-input text:description="">${SenderAdresse}</text:text-input></text:span></text:p>
      <text:p text:style-name="P1"/>
      <text:p text:style-name="P5"><text:span text:style-name="T2"><text:text-input text:description="">${EmpfaengerAdresse}</text:text-input></text:span><text:tab/></text:p>
      <text:p text:style-name="P3"/>
      <text:p text:style-name="P3"/>
      <text:p text:style-name="P4">Kündigung meiner KFZ–Versicherung (VS-Nr.: <text:s/><text:span text:style-name="T1"><text:text-input text:description="">${Versicherungsnummer}</text:text-input></text:span>)</text:p>
      <text:p text:style-name="P3"/>
      <text:p text:style-name="P1">Sehr geehrte Damen und Herren, </text:p>
      <text:p text:style-name="P1"/>
      <text:p text:style-name="P2">hiermit kündige ich meine oben genannten Versicherungen fristgemäß zum <text:span text:style-name="T1"><text:text-input text:description="">${Ablaufdatum}</text:text-input></text:span>. Gleichzeitig entziehe ich meine SEPA-Vereinbarung für diesen Vertrag zum Vertragsablauf.</text:p>
      <text:p text:style-name="P1"><text:line-break/>Bitte senden Sie die Kündigungsbestätigung an mich persönlich.</text:p>
      <text:p text:style-name="P1"/>
      <text:p text:style-name="P1"/>
      <text:p text:style-name="P1"/>
      <text:p text:style-name="P1">Mit freundlichen Grüßen</text:p>
      <text:p text:style-name="P1"/>
      <text:p text:style-name="P1"/>
      <text:p text:style-name="P1"/>
      <text:p text:style-name="P1"/>
      <text:p text:style-name="Standard">Max Musterman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piegel, Stefanie (Allianz Deutschland)</meta:initial-creator>
    <meta:editing-cycles>23</meta:editing-cycles>
    <meta:creation-date>2021-09-14T16:14:00</meta:creation-date>
    <dc:date>2021-11-01T16:27:08.670000000</dc:date>
    <meta:editing-duration>PT29M47S</meta:editing-duration>
    <meta:generator>LibreOffice/7.2.2.2$Windows_X86_64 LibreOffice_project/02b2acce88a210515b4a5bb2e46cbfb63fe97d56</meta:generator>
    <meta:document-statistic meta:table-count="0" meta:image-count="0" meta:object-count="0" meta:page-count="1" meta:paragraph-count="9" meta:word-count="59" meta:character-count="428" meta:non-whitespace-character-count="387"/>
    <meta:user-defined meta:name="AppVersion">16.0000</meta:user-defined>
    <meta:user-defined meta:name="Company">Allianz Deutschland</meta:user-defined>
    <meta:template xlink:type="simple" xlink:actuate="onRequest" xlink:title="Normal.dotm" xlink:href=""/>
  </office:meta>
</office:document-meta>
</file>